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4F4000002CB0E251484F3B96EB5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21.066cm" svg:height="11.878cm" draw:z-index="0"><draw:image xlink:href="Pictures/10000201000004F4000002CB0E251484F3B96E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initial-creator>Scott Templer</meta:initial-creator>
    <meta:creation-date>2006-05-16T10:26:40</meta:creation-date>
    <dc:language>en-US</dc:language>
    <meta:editing-cycles>2</meta:editing-cycles>
    <meta:editing-duration>PT50S</meta:editing-duration>
    <dc:date>2020-12-25T00:17:02.600511658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